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00000002006EF246D0.png" manifest:media-type=""/>
  <manifest:file-entry manifest:full-path="Pictures/10000201000001000000010034A3DC14.png" manifest:media-type=""/>
  <manifest:file-entry manifest:full-path="Pictures/10000201000000500000009349C8E499.png" manifest:media-type=""/>
  <manifest:file-entry manifest:full-path="Pictures/1000020100000140000000D2E7B183DC.png" manifest:media-type=""/>
  <manifest:file-entry manifest:full-path="Pictures/100002010000008000000080858D90D7.png" manifest:media-type=""/>
  <manifest:file-entry manifest:full-path="Pictures/10000201000000ED000000B169ACE2B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gradient" draw:fill-gradient-name="Gradient_20_8" draw:textarea-horizontal-align="justify" draw:textarea-vertical-align="middle" draw:auto-grow-height="false" draw:shadow="hidden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465cm"/>
    </style:style>
    <style:style style:name="gr5" style:family="graphic" style:parent-style-name="objectwithoutfill">
      <style:graphic-properties svg:stroke-width="0.05cm" svg:stroke-color="#0000ff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gradient-name="Gradient_20_9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-gradient-name="Gradient_20_10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" fo:font-size="16pt" style:font-size-asian="16pt" style:font-size-complex="16pt"/>
    </style:style>
    <style:style style:name="P3" style:family="paragraph">
      <style:paragraph-properties fo:line-height="150%" fo:text-align="center"/>
      <style:text-properties style:font-name="Futura" fo:font-size="14pt" style:font-size-asian="14pt" style:font-size-complex="14pt"/>
    </style:style>
    <style:style style:name="T1" style:family="text">
      <style:text-properties style:font-name="Futura" fo:font-size="16pt" style:font-size-asian="16pt" style:font-size-complex="16pt"/>
    </style:style>
    <style:style style:name="T2" style:family="text">
      <style:text-properties style:font-name="Futur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9.7cm" svg:x="2.2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5cm" svg:height="9.7cm" svg:x="8.2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3.8cm" svg:height="2.494cm" svg:x="8.9cm" svg:y="8.2cm">
          <draw:image xlink:href="Pictures/1000020100000140000000D2E7B183DC.png" xlink:type="simple" xlink:show="embed" xlink:actuate="onLoad">
            <text:p/>
          </draw:image>
        </draw:frame>
        <draw:frame draw:style-name="gr3" draw:text-style-name="P1" draw:layer="layout" svg:width="5.529cm" svg:height="4.129cm" svg:x="8cm" svg:y="4.671cm">
          <draw:image xlink:href="Pictures/10000201000000ED000000B169ACE2B7.png" xlink:type="simple" xlink:show="embed" xlink:actuate="onLoad">
            <text:p/>
          </draw:image>
        </draw:frame>
        <draw:frame draw:style-name="gr4" draw:text-style-name="P2" draw:layer="layout" svg:width="4.8cm" svg:height="2.447cm" svg:x="8.4cm" svg:y="1.685cm">
          <draw:text-box>
            <text:p text:style-name="P2"><text:span text:style-name="T1">Persistent connection</text:span></text:p>
            <text:p text:style-name="P2"><text:span text:style-name="T1">daemon</text:span></text:p>
          </draw:text-box>
        </draw:frame>
        <draw:frame draw:style-name="gr3" draw:text-style-name="P1" xml:id="id1" draw:id="id1" draw:layer="layout" svg:width="1.32cm" svg:height="2.426cm" svg:x="2.68cm" svg:y="4cm">
          <draw:image xlink:href="Pictures/10000201000000500000009349C8E499.png" xlink:type="simple" xlink:show="embed" xlink:actuate="onLoad">
            <text:p/>
          </draw:image>
        </draw:frame>
        <draw:frame draw:style-name="gr3" draw:text-style-name="P1" xml:id="id4" draw:id="id4" draw:layer="layout" svg:width="1.32cm" svg:height="2.426cm" svg:x="2.48cm" svg:y="7.274cm">
          <draw:image xlink:href="Pictures/10000201000000500000009349C8E499.png" xlink:type="simple" xlink:show="embed" xlink:actuate="onLoad">
            <text:p/>
          </draw:image>
        </draw:frame>
        <draw:frame draw:style-name="gr3" draw:text-style-name="P1" xml:id="id3" draw:id="id3" draw:layer="layout" svg:width="1.32cm" svg:height="2.426cm" svg:x="5.18cm" svg:y="3.874cm">
          <draw:image xlink:href="Pictures/10000201000000500000009349C8E499.png" xlink:type="simple" xlink:show="embed" xlink:actuate="onLoad">
            <text:p/>
          </draw:image>
        </draw:frame>
        <draw:frame draw:style-name="gr3" draw:text-style-name="P1" xml:id="id5" draw:id="id5" draw:layer="layout" svg:width="1.32cm" svg:height="2.426cm" svg:x="4.6cm" svg:y="8.574cm">
          <draw:image xlink:href="Pictures/10000201000000500000009349C8E499.png" xlink:type="simple" xlink:show="embed" xlink:actuate="onLoad">
            <text:p/>
          </draw:image>
        </draw:frame>
        <draw:connector draw:style-name="gr5" draw:text-style-name="P1" draw:layer="layout" draw:type="curve" svg:x1="3.34cm" svg:y1="6.426cm" svg:x2="8.2cm" svg:y2="6.45cm" draw:start-shape="id1" draw:start-glue-point="2" draw:end-shape="id2" draw:end-glue-point="3" svg:d="m3340 6426c0 750 1380 626 1808 444s-98-420 3052-420" svg:viewBox="0 0 4861 583">
          <text:p/>
        </draw:connector>
        <draw:connector draw:style-name="gr5" draw:text-style-name="P1" draw:layer="layout" draw:type="curve" svg:x1="6.5cm" svg:y1="5.087cm" svg:x2="8.2cm" svg:y2="6.45cm" draw:start-shape="id3" draw:start-glue-point="1" draw:end-shape="id2" draw:end-glue-point="3" svg:d="m6500 5087c1275 0 425 1363 1700 1363" svg:viewBox="0 0 1701 1364">
          <text:p/>
        </draw:connector>
        <draw:connector draw:style-name="gr5" draw:text-style-name="P1" draw:layer="layout" draw:type="curve" draw:line-skew="-0.225cm" svg:x1="3.8cm" svg:y1="8.487cm" svg:x2="8.2cm" svg:y2="6.45cm" draw:start-shape="id4" draw:start-glue-point="1" draw:end-shape="id2" draw:end-glue-point="3" svg:d="m3800 8487c2962 0 763-2037 4400-2037" svg:viewBox="0 0 4401 2038">
          <text:p/>
        </draw:connector>
        <draw:connector draw:style-name="gr5" draw:text-style-name="P1" draw:layer="layout" draw:type="curve" svg:x1="5.92cm" svg:y1="9.787cm" svg:x2="8.2cm" svg:y2="6.45cm" draw:start-shape="id5" draw:start-glue-point="1" draw:end-shape="id2" draw:end-glue-point="3" svg:d="m5920 9787c1710 0 570-3337 2280-3337" svg:viewBox="0 0 2281 3338">
          <text:p/>
        </draw:connector>
        <draw:frame draw:style-name="gr4" draw:text-style-name="P3" draw:layer="layout" svg:width="5.2cm" svg:height="1.848cm" svg:x="2.3cm" svg:y="1.719cm">
          <draw:text-box>
            <text:p text:style-name="P3"><text:span text:style-name="T2">Mobile devices</text:span></text:p>
            <text:p text:style-name="P3"><text:span text:style-name="T2">(Wi-Fi, Mobile)</text:span></text:p>
          </draw:text-box>
        </draw:frame>
        <draw:custom-shape draw:style-name="gr6" draw:text-style-name="P1" draw:layer="layout" svg:width="5cm" svg:height="9.7cm" svg:x="13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4.8cm" svg:height="1.715cm" svg:x="13.9cm" svg:y="1.7cm">
          <draw:text-box>
            <text:p text:style-name="P2"><text:span text:style-name="T1">Backend scripts</text:span></text:p>
          </draw:text-box>
        </draw:frame>
        <draw:frame draw:style-name="gr3" draw:text-style-name="P1" draw:layer="layout" svg:width="2.5cm" svg:height="2.5cm" svg:x="14.6cm" svg:y="3.5cm">
          <draw:image xlink:href="Pictures/10000201000001000000010034A3DC14.png" xlink:type="simple" xlink:show="embed" xlink:actuate="onLoad">
            <text:p/>
          </draw:image>
        </draw:frame>
        <draw:frame draw:style-name="gr3" draw:text-style-name="P1" draw:layer="layout" svg:width="2.792cm" svg:height="2.792cm" svg:x="16.108cm" svg:y="5.5cm">
          <draw:image xlink:href="Pictures/100002010000008000000080858D90D7.png" xlink:type="simple" xlink:show="embed" xlink:actuate="onLoad">
            <text:p/>
          </draw:image>
        </draw:frame>
        <draw:custom-shape draw:style-name="gr7" draw:text-style-name="P1" draw:layer="layout" svg:width="2.2cm" svg:height="1.266cm" svg:x="12.4cm" svg:y="6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" draw:layer="layout" svg:width="2.617cm" svg:height="2.617cm" svg:x="14.5cm" svg:y="7.5cm">
          <draw:image xlink:href="Pictures/1000020100000200000002006EF246D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utura" svg:font-family="Futur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ffffff" draw:end-color="#9999ff" draw:start-intensity="100%" draw:end-intensity="75%" draw:angle="0" draw:border="0%"/>
    <draw:gradient draw:name="Gradient_20_7" draw:display-name="Gradient 7" draw:style="linear" draw:start-color="#ffffff" draw:end-color="#0084d1" draw:start-intensity="100%" draw:end-intensity="100%" draw:angle="0" draw:border="0%"/>
    <draw:gradient draw:name="Gradient_20_8" draw:display-name="Gradient 8" draw:style="linear" draw:start-color="#ffffff" draw:end-color="#94bd5e" draw:start-intensity="95%" draw:end-intensity="100%" draw:angle="0" draw:border="0%"/>
    <draw:gradient draw:name="Gradient_20_9" draw:display-name="Gradient 9" draw:style="linear" draw:start-color="#ffffff" draw:end-color="#ffff66" draw:start-intensity="9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gradient" draw:fill-color="#729fcf" draw:fill-gradient-name="Gradient_20_7" draw:opacity="50%" draw:fill-image-width="0cm" draw:fill-image-height="0cm" draw:textarea-horizontal-align="justify" fo:padding-top="0.125cm" fo:padding-bottom="0.125cm" fo:padding-left="0.25cm" fo:padding-right="0.25cm" draw:shadow="hidden" draw:shadow-offset-x="0.1cm" draw:shadow-offset-y="0.1cm" draw:shadow-color="#e6e6e6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no </meta:initial-creator>
    <meta:creation-date>2014-04-24T11:29:27.364912000</meta:creation-date>
    <dc:date>2014-04-24T12:20:26.805339000</dc:date>
    <dc:creator>Bruno </dc:creator>
    <meta:editing-duration>PT7M9S</meta:editing-duration>
    <meta:editing-cycles>2</meta:editing-cycles>
    <meta:generator>LibreOffice/4.1.3.2$MacOSX_x86 LibreOffice_project/70feb7d99726f064edab4605a8ab840c50ec57a</meta:generator>
    <meta:document-statistic meta:object-count="20"/>
  </office:meta>
</office:document-meta>
</file>